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5cm" style:rel-column-width="32947*"/>
    </style:style>
    <style:style style:name="Tableau2.B" style:family="table-column">
      <style:table-column-properties style:column-width="2.722cm" style:rel-column-width="3258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28cm"/>
    </style:style>
    <style:style style:name="Tableau3.A" style:family="table-column">
      <style:table-column-properties style:column-width="0.843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font-style="italic" style:font-style-complex="italic" style:font-style-asian="italic" style:font-weight-complex="bold" style:font-weight-asian="bold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llo Here's a new section.</text:p>
      <text:section text:protected="false" text:style-name="Sect1" text:name="Section1">
        <text:p text:style-name="Standard">This text is inside the<text:span text:style-name="T2"> </text:span><text:span text:style-name="T2">hello</text:span><text:span text:style-name="T2"> </text:span>section.</text:p>
      </text:section>
      <text:h text:outline-level="2" text:style-name="Heading_20_2">Title 2</text:h>
      <text:p text:style-name="Standard">Now here is a 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Table_20_Heading"/>
            </table:table-cell>
            <table:table-cell office:value-type="string" table:protected="false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protected="false" table:style-name="Tableau2.A1">
                      <text:p text:style-name="Table_20_Heading">Hi</text:p>
                    </table:table-cell>
                    <table:table-cell office:value-type="string" table:protected="false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A1">
                              <text:p text:style-name="Table_20_Heading"/>
                            </table:table-cell>
                            <table:table-cell office:value-type="string" table:protected="false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protected="false" table:style-name="Tableau3.A2">
                            <text:p text:style-name="P1"/>
                          </table:table-cell>
                          <table:table-cell office:value-type="string" table:protected="false" table:style-name="Tableau3.A2">
                            <text:p text:style-name="P1">45</text:p>
                          </table:table-cell>
                          <table:table-cell office:value-type="string" table:protected="false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protected="false" table:style-name="Tableau2.A2">
                    <text:p text:style-name="P1"/>
                  </table:table-cell>
                  <table:table-cell office:value-type="string" table:protected="false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protected="false" table:style-name="Tableau1.C1">
              <text:p text:style-name="Table_20_Heading"/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A1">
                    <text:p text:style-name="Table_20_Heading"/>
                  </table:table-cell>
                  <table:table-cell office:value-type="string" table:protected="false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/>
                </table:table-cell>
              </table:table-row>
              <table:table-row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A2">
                  <text:p text:style-name="Table_20_Contents"/>
                </table:table-cell>
                <table:table-cell office:value-type="string" table:protected="false" table:style-name="Tableau4.C2">
                  <text:p text:style-name="Table_20_Contents">78.05</text:p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A2">
            <text:p text:style-name="Table_20_Contents"/>
          </table:table-cell>
          <table:table-cell office:value-type="string" table:protected="false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7-05-08T00:23:51</dc:date>
    <dc:language>fr-BE</dc:language>
    <meta:editing-cycles>12</meta:editing-cycles>
    <meta:editing-duration>PT41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2" meta:word-count="39" meta:character-count="199"/>
    <dc:title>onlyExpressions</dc:title>
  </office:meta>
</office:document-meta>
</file>